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CCION_4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ce5"/>
          <table:table-cell table:style-name="ce4" table:number-columns-spanned="5" table:number-rows-spanned="1"/>
          <table:covered-table-cell table:number-columns-repeated="4"/>
          <table:table-cell table:number-columns-repeated="5"/>
          <table:table-cell table:style-name="Default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1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style-name="ce1"/>
        </table:table-row>
        <table:table-row table:style-name="ro1">
          <table:table-cell table:formula="of:=[.A2]/2" office:value-type="float" office:value="1.3" calcext:value-type="float">
            <text:p>1.3</text:p>
          </table:table-cell>
          <table:table-cell table:formula="of:=[.B2]/2" office:value-type="float" office:value="1.25" calcext:value-type="float">
            <text:p>1.25</text:p>
          </table:table-cell>
          <table:table-cell table:style-name="Default" table:formula="of:=[.C2]/2" office:value-type="float" office:value="1.2" calcext:value-type="float">
            <text:p>1.2</text:p>
          </table:table-cell>
          <table:table-cell table:style-name="Default" table:formula="of:=[.D2]/2" office:value-type="float" office:value="1.05" calcext:value-type="float">
            <text:p>1.05</text:p>
          </table:table-cell>
          <table:table-cell table:style-name="Default" table:formula="of:=[.E2]/2" office:value-type="float" office:value="1" calcext:value-type="float">
            <text:p>1</text:p>
          </table:table-cell>
          <table:table-cell table:style-name="Default" table:formula="of:=[.F2]/2" office:value-type="float" office:value="0.85" calcext:value-type="float">
            <text:p>0.85</text:p>
          </table:table-cell>
          <table:table-cell table:formula="of:=[.G2]/2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formula="of:=0.05/2+[.A2]*0.03/2^2" office:value-type="float" office:value="0.0445" calcext:value-type="float">
            <text:p>0.0445</text:p>
          </table:table-cell>
          <table:table-cell table:formula="of:=0.05/2+[.B2]*0.03/2^2" office:value-type="float" office:value="0.04375" calcext:value-type="float">
            <text:p>0.04375</text:p>
          </table:table-cell>
          <table:table-cell table:style-name="Default" table:formula="of:=0.05/2+[.C2]*0.03/2^2" office:value-type="float" office:value="0.043" calcext:value-type="float">
            <text:p>0.043</text:p>
          </table:table-cell>
          <table:table-cell table:style-name="Default" table:formula="of:=0.05/2+[.D2]*0.03/2^2" office:value-type="float" office:value="0.04075" calcext:value-type="float">
            <text:p>0.04075</text:p>
          </table:table-cell>
          <table:table-cell table:style-name="Default" table:formula="of:=0.05/2+[.E2]*0.03/2^2" office:value-type="float" office:value="0.04" calcext:value-type="float">
            <text:p>0.04</text:p>
          </table:table-cell>
          <table:table-cell table:style-name="Default" table:formula="of:=0.05/2+[.F2]*0.03/2^2" office:value-type="float" office:value="0.03775" calcext:value-type="float">
            <text:p>0.03775</text:p>
          </table:table-cell>
          <table:table-cell table:formula="of:=0.05/2+[.G2]*0.03/2^2" office:value-type="float" office:value="0.03625" calcext:value-type="float">
            <text:p>0.03625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SECCION_4_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ENTÍMETRO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.4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formula="of:=[.A2]/2" office:value-type="float" office:value="6.5" calcext:value-type="float">
            <text:p>6.5</text:p>
          </table:table-cell>
          <table:table-cell table:formula="of:=[.B2]/2" office:value-type="float" office:value="3.2" calcext:value-type="float">
            <text:p>3.2</text:p>
          </table:table-cell>
          <table:table-cell table:formula="of:=[.C2]/2" office:value-type="float" office:value="4.25" calcext:value-type="float">
            <text:p>4.25</text:p>
          </table:table-cell>
          <table:table-cell table:formula="of:=[.D2]/2" office:value-type="float" office:value="3.5" calcext:value-type="float">
            <text:p>3.5</text:p>
          </table:table-cell>
          <table:table-cell table:formula="of:=[.E2]/2"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formula="of:=0.05/2+[.A2]*0.03/(2^2)" office:value-type="float" office:value="0.1225" calcext:value-type="float">
            <text:p>0.1225</text:p>
          </table:table-cell>
          <table:table-cell table:formula="of:=0.05/2+[.B2]*0.03/(2^2)" office:value-type="float" office:value="0.073" calcext:value-type="float">
            <text:p>0.073</text:p>
          </table:table-cell>
          <table:table-cell table:formula="of:=0.05/2+[.C2]*0.03/(2^2)" office:value-type="float" office:value="0.08875" calcext:value-type="float">
            <text:p>0.08875</text:p>
          </table:table-cell>
          <table:table-cell table:formula="of:=0.05/2+[.D2]*0.03/(2^2)" office:value-type="float" office:value="0.0775" calcext:value-type="float">
            <text:p>0.0775</text:p>
          </table:table-cell>
          <table:table-cell table:formula="of:=0.05/2+[.E2]*0.03/(2^2)" office:value-type="float" office:value="0.07375" calcext:value-type="float">
            <text:p>0.073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TZ</text:p>
          </table:table-cell>
          <table:table-cell table:number-columns-repeated="6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69" calcext:value-type="float">
            <text:p>1.69</text:p>
          </table:table-cell>
          <table:table-cell table:style-name="ce5" office:value-type="float" office:value="1.93" calcext:value-type="float">
            <text:p>1.93</text:p>
          </table:table-cell>
          <table:table-cell office:value-type="float" office:value="2.26" calcext:value-type="float">
            <text:p>2.26</text:p>
          </table:table-cell>
          <table:table-cell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table:formula="of:=10*0.025/([.A8]^2)" office:value-type="float" office:value="0.0390570076083051" calcext:value-type="float">
            <text:p>0.0390570076083051</text:p>
          </table:table-cell>
          <table:table-cell table:formula="of:=10*0.025/([.B8]^2)" office:value-type="float" office:value="0.0875319491614439" calcext:value-type="float">
            <text:p>0.0875319491614439</text:p>
          </table:table-cell>
          <table:table-cell table:formula="of:=10*0.025/([.C8]^2)" office:value-type="float" office:value="0.0671158957287444" calcext:value-type="float">
            <text:p>0.0671158957287444</text:p>
          </table:table-cell>
          <table:table-cell table:formula="of:=10*0.025/([.D8]^2)" office:value-type="float" office:value="0.0489466677108623" calcext:value-type="float">
            <text:p>0.0489466677108623</text:p>
          </table:table-cell>
          <table:table-cell table:formula="of:=10*0.025/([.E8]^2)" office:value-type="float" office:value="0.135164359861592" calcext:value-type="float">
            <text:p>0.13516435986159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4" calcext:value-type="float">
            <text:p>2.4</text:p>
          </table:table-cell>
          <table:table-cell office:value-type="float" office:value="2.24" calcext:value-type="float">
            <text:p>2.24</text:p>
          </table:table-cell>
          <table:table-cell office:value-type="float" office:value="2.83" calcext:value-type="float">
            <text:p>2.83</text:p>
          </table:table-cell>
          <table:table-cell office:value-type="float" office:value="2.67" calcext:value-type="float">
            <text:p>2.67</text:p>
          </table:table-cell>
          <table:table-cell/>
          <table:table-cell table:formula="of:=AVERAGE([.A13:.E13])" office:value-type="float" office:value="2.532" calcext:value-type="float">
            <text:p>2.53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92" calcext:value-type="float">
            <text:p>1.92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A14:.E14])"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.08" calcext:value-type="float">
            <text:p>2.08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2.03" calcext:value-type="float">
            <text:p>2.03</text:p>
          </table:table-cell>
          <table:table-cell/>
          <table:table-cell table:formula="of:=AVERAGE([.A15:.E15]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.14" calcext:value-type="float">
            <text:p>2.14</text:p>
          </table:table-cell>
          <table:table-cell office:value-type="float" office:value="2.46" calcext:value-type="float">
            <text:p>2.46</text:p>
          </table:table-cell>
          <table:table-cell office:value-type="float" office:value="2.38" calcext:value-type="float">
            <text:p>2.38</text:p>
          </table:table-cell>
          <table:table-cell office:value-type="float" office:value="2.15" calcext:value-type="float">
            <text:p>2.15</text:p>
          </table:table-cell>
          <table:table-cell/>
          <table:table-cell table:formula="of:=AVERAGE([.A16:.E16])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42" calcext:value-type="float">
            <text:p>1.42</text:p>
          </table:table-cell>
          <table:table-cell office:value-type="float" office:value="1.32" calcext:value-type="float">
            <text:p>1.32</text:p>
          </table:table-cell>
          <table:table-cell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/>
          <table:table-cell table:formula="of:=AVERAGE([.A17:.E17])" office:value-type="float" office:value="1.36" calcext:value-type="float">
            <text:p>1.36</text:p>
          </table:table-cell>
        </table:table-row>
      </table:table>
      <table:table table:name="INCERTIDUMBRES VELOCIDAD" table:style-name="ta1">
        <table:table-column table:style-name="co1" table:default-cell-style-name="ce10"/>
        <table:table-column table:style-name="co1" table:number-columns-repeated="2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3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column table:style-name="co1" table:default-cell-style-name="ce15"/>
        <table:table-row table:style-name="ro1">
          <table:table-cell table:style-name="ce9" office:value-type="string" calcext:value-type="string" table:number-columns-spanned="4" table:number-rows-spanned="1">
            <text:p>VALORES</text:p>
          </table:table-cell>
          <table:covered-table-cell table:number-columns-repeated="2" table:style-name="ce19"/>
          <table:covered-table-cell table:style-name="ce21"/>
          <table:table-cell table:style-name="ce21" table:number-columns-repeated="2"/>
          <table:table-cell/>
          <table:table-cell table:style-name="ce17" office:value-type="string" calcext:value-type="string" table:number-columns-spanned="7" table:number-rows-spanned="1">
            <text:p>INCERTIDUMBRES</text:p>
          </table:table-cell>
          <table:covered-table-cell table:number-columns-repeated="6" table:style-name="ce19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T_i</text:p>
          </table:table-cell>
          <table:table-cell office:value-type="string" calcext:value-type="string">
            <text:p>INCERT T_i</text:p>
          </table:table-cell>
          <table:table-cell office:value-type="string" calcext:value-type="string">
            <text:p>lambda_i</text:p>
          </table:table-cell>
          <table:table-cell office:value-type="string" calcext:value-type="string">
            <text:p>INCERT lambda_i</text:p>
          </table:table-cell>
          <table:table-cell office:value-type="string" calcext:value-type="string">
            <text:p>T_i*lam_i</text:p>
          </table:table-cell>
          <table:table-cell office:value-type="string" calcext:value-type="string">
            <text:p>T_i²</text:p>
          </table:table-cell>
          <table:table-cell/>
          <table:table-cell office:value-type="string" calcext:value-type="string">
            <text:p>T_i * lambda_i</text:p>
          </table:table-cell>
          <table:table-cell/>
          <table:table-cell office:value-type="string" calcext:value-type="string">
            <text:p>T_i</text:p>
          </table:table-cell>
          <table:table-cell/>
          <table:table-cell office:value-type="string" calcext:value-type="string">
            <text:p>lam_i</text:p>
          </table:table-cell>
          <table:table-cell/>
          <table:table-cell office:value-type="string" calcext:value-type="string">
            <text:p>T_i²</text:p>
          </table:table-cell>
          <table:table-cell table:number-columns-repeated="2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0.12" calcext:value-type="float">
            <text:p>0.12</text:p>
          </table:table-cell>
          <table:table-cell table:formula="of:=[.A3]*[.C3]" office:value-type="float" office:value="16.445" calcext:value-type="float">
            <text:p>16.445</text:p>
          </table:table-cell>
          <table:table-cell table:formula="of:=[.A3]^2" office:value-type="float" office:value="6.4009" calcext:value-type="float">
            <text:p>6.4009</text:p>
          </table:table-cell>
          <table:table-cell/>
          <table:table-cell table:formula="of:=[.A3]*[.D3]+[.B3]*[.C3]" office:value-type="float" office:value="0.4661" calcext:value-type="float">
            <text:p>0.4661</text:p>
          </table:table-cell>
          <table:table-cell/>
          <table:table-cell table:formula="of:=[.B3]" office:value-type="float" office:value="0.025" calcext:value-type="float">
            <text:p>0.025</text:p>
          </table:table-cell>
          <table:table-cell/>
          <table:table-cell table:formula="of:=[.D3:.D7]" office:value-type="float" office:value="0.12" calcext:value-type="float">
            <text:p>0.12</text:p>
          </table:table-cell>
          <table:table-cell/>
          <table:table-cell table:formula="of:=[.A3]*[.B3]+[.A3]*[.B3]" office:value-type="float" office:value="0.1265" calcext:value-type="float">
            <text:p>0.1265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25" calcext:value-type="float">
            <text:p>0.025</text:p>
          </table:table-cell>
          <table:table-cell office:value-type="float" office:value="3.2" calcext:value-type="float">
            <text:p>3.2</text:p>
          </table:table-cell>
          <table:table-cell office:value-type="float" office:value="0.09" calcext:value-type="float">
            <text:p>0.09</text:p>
          </table:table-cell>
          <table:table-cell table:formula="of:=[.A4]*[.C4]" office:value-type="float" office:value="5.408" calcext:value-type="float">
            <text:p>5.408</text:p>
          </table:table-cell>
          <table:table-cell table:formula="of:=[.A4]^2" office:value-type="float" office:value="2.8561" calcext:value-type="float">
            <text:p>2.8561</text:p>
          </table:table-cell>
          <table:table-cell/>
          <table:table-cell table:formula="of:=[.A4]*[.D4]+[.B4]*[.C4]" office:value-type="float" office:value="0.2321" calcext:value-type="float">
            <text:p>0.2321</text:p>
          </table:table-cell>
          <table:table-cell/>
          <table:table-cell table:formula="of:=[.B4]" office:value-type="float" office:value="0.025" calcext:value-type="float">
            <text:p>0.025</text:p>
          </table:table-cell>
          <table:table-cell/>
          <table:table-cell table:formula="of:=[.D4:.D8]" office:value-type="float" office:value="0.09" calcext:value-type="float">
            <text:p>0.09</text:p>
          </table:table-cell>
          <table:table-cell/>
          <table:table-cell table:formula="of:=[.A4]*[.B4]+[.A4]*[.B4]" office:value-type="float" office:value="0.0845" calcext:value-type="float">
            <text:p>0.0845</text:p>
          </table:table-cell>
          <table:table-cell table:number-columns-repeated="2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25" calcext:value-type="float">
            <text:p>0.025</text:p>
          </table:table-cell>
          <table:table-cell office:value-type="float" office:value="4.25" calcext:value-type="float">
            <text:p>4.25</text:p>
          </table:table-cell>
          <table:table-cell office:value-type="float" office:value="0.07" calcext:value-type="float">
            <text:p>0.07</text:p>
          </table:table-cell>
          <table:table-cell table:formula="of:=[.A5]*[.C5]" office:value-type="float" office:value="8.2025" calcext:value-type="float">
            <text:p>8.2025</text:p>
          </table:table-cell>
          <table:table-cell table:formula="of:=[.A5]^2" office:value-type="float" office:value="3.7249" calcext:value-type="float">
            <text:p>3.7249</text:p>
          </table:table-cell>
          <table:table-cell/>
          <table:table-cell table:formula="of:=[.A5]*[.D5]+[.B5]*[.C5]" office:value-type="float" office:value="0.24135" calcext:value-type="float">
            <text:p>0.24135</text:p>
          </table:table-cell>
          <table:table-cell/>
          <table:table-cell table:formula="of:=[.B5]" office:value-type="float" office:value="0.025" calcext:value-type="float">
            <text:p>0.025</text:p>
          </table:table-cell>
          <table:table-cell/>
          <table:table-cell table:formula="of:=[.D5:.D9]" office:value-type="float" office:value="0.07" calcext:value-type="float">
            <text:p>0.07</text:p>
          </table:table-cell>
          <table:table-cell/>
          <table:table-cell table:formula="of:=[.A5]*[.B5]+[.A5]*[.B5]" office:value-type="float" office:value="0.0965" calcext:value-type="float">
            <text:p>0.0965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25" calcext:value-type="float">
            <text:p>0.025</text:p>
          </table:table-cell>
          <table:table-cell office:value-type="float" office:value="3.5" calcext:value-type="float">
            <text:p>3.5</text:p>
          </table:table-cell>
          <table:table-cell office:value-type="float" office:value="0.08" calcext:value-type="float">
            <text:p>0.08</text:p>
          </table:table-cell>
          <table:table-cell table:formula="of:=[.A6]*[.C6]" office:value-type="float" office:value="7.91" calcext:value-type="float">
            <text:p>7.91</text:p>
          </table:table-cell>
          <table:table-cell table:formula="of:=[.A6]^2" office:value-type="float" office:value="5.1076" calcext:value-type="float">
            <text:p>5.1076</text:p>
          </table:table-cell>
          <table:table-cell/>
          <table:table-cell table:formula="of:=[.A6]*[.D6]+[.B6]*[.C6]" office:value-type="float" office:value="0.2683" calcext:value-type="float">
            <text:p>0.2683</text:p>
          </table:table-cell>
          <table:table-cell/>
          <table:table-cell table:formula="of:=[.B6]" office:value-type="float" office:value="0.025" calcext:value-type="float">
            <text:p>0.025</text:p>
          </table:table-cell>
          <table:table-cell/>
          <table:table-cell table:formula="of:=[.D6:.D10]" office:value-type="float" office:value="0.08" calcext:value-type="float">
            <text:p>0.08</text:p>
          </table:table-cell>
          <table:table-cell/>
          <table:table-cell table:formula="of:=[.A6]*[.B6]+[.A6]*[.B6]" office:value-type="float" office:value="0.113" calcext:value-type="float">
            <text:p>0.113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25" calcext:value-type="float">
            <text:p>0.025</text:p>
          </table:table-cell>
          <table:table-cell office:value-type="float" office:value="3.25" calcext:value-type="float">
            <text:p>3.25</text:p>
          </table:table-cell>
          <table:table-cell office:value-type="float" office:value="0.07" calcext:value-type="float">
            <text:p>0.07</text:p>
          </table:table-cell>
          <table:table-cell table:formula="of:=[.A7]*[.C7]" office:value-type="float" office:value="4.42" calcext:value-type="float">
            <text:p>4.42</text:p>
          </table:table-cell>
          <table:table-cell table:formula="of:=[.A7]^2" office:value-type="float" office:value="1.8496" calcext:value-type="float">
            <text:p>1.8496</text:p>
          </table:table-cell>
          <table:table-cell/>
          <table:table-cell table:formula="of:=[.A7]*[.D7]+[.B7]*[.C7]" office:value-type="float" office:value="0.17645" calcext:value-type="float">
            <text:p>0.17645</text:p>
          </table:table-cell>
          <table:table-cell/>
          <table:table-cell table:formula="of:=[.B7]" office:value-type="float" office:value="0.025" calcext:value-type="float">
            <text:p>0.025</text:p>
          </table:table-cell>
          <table:table-cell/>
          <table:table-cell table:formula="of:=[.D7:.D11]" office:value-type="float" office:value="0.07" calcext:value-type="float">
            <text:p>0.07</text:p>
          </table:table-cell>
          <table:table-cell/>
          <table:table-cell table:formula="of:=[.A7]*[.B7]+[.A7]*[.B7]"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formula="of:=SUM([.A3:.A7])" office:value-type="float" office:value="9.77" calcext:value-type="float">
            <text:p>9.77</text:p>
          </table:table-cell>
          <table:table-cell/>
          <table:table-cell table:formula="of:=SUM([.C3:.C7])" office:value-type="float" office:value="20.7" calcext:value-type="float">
            <text:p>20.7</text:p>
          </table:table-cell>
          <table:table-cell/>
          <table:table-cell table:formula="of:=SUM([.E3:.E7])" office:value-type="float" office:value="42.3855" calcext:value-type="float">
            <text:p>42.3855</text:p>
          </table:table-cell>
          <table:table-cell table:formula="of:=SUM([.F3:.F7])" office:value-type="float" office:value="19.9391" calcext:value-type="float">
            <text:p>19.9391</text:p>
          </table:table-cell>
          <table:table-cell/>
          <table:table-cell table:formula="of:=SUM([.H3:.H7])" office:value-type="float" office:value="1.3843" calcext:value-type="float">
            <text:p>1.3843</text:p>
          </table:table-cell>
          <table:table-cell/>
          <table:table-cell table:formula="of:=SUM([.J3:.J7])" office:value-type="float" office:value="0.125" calcext:value-type="float">
            <text:p>0.125</text:p>
          </table:table-cell>
          <table:table-cell/>
          <table:table-cell table:formula="of:=SUM([.L3:.L7])" office:value-type="float" office:value="0.43" calcext:value-type="float">
            <text:p>0.43</text:p>
          </table:table-cell>
          <table:table-cell/>
          <table:table-cell table:formula="of:=SUM([.N3:.N7])" office:value-type="float" office:value="0.4885" calcext:value-type="float">
            <text:p>0.4885</text:p>
          </table:table-cell>
          <table:table-cell/>
          <table:table-cell table:formula="of:=2*[.A9]*[.J9]" office:value-type="float" office:value="2.4425" calcext:value-type="float">
            <text:p>2.4425</text:p>
          </table:table-cell>
        </table:table-row>
        <table:table-row table:style-name="ro1">
          <table:table-cell office:value-type="string" calcext:value-type="string">
            <text:p>SUM T_i</text:p>
          </table:table-cell>
          <table:table-cell/>
          <table:table-cell office:value-type="string" calcext:value-type="string">
            <text:p>SUM lam_i</text:p>
          </table:table-cell>
          <table:table-cell/>
          <table:table-cell office:value-type="string" calcext:value-type="string">
            <text:p>SUM T_i * lam_i</text:p>
          </table:table-cell>
          <table:table-cell office:value-type="string" calcext:value-type="string">
            <text:p>SUM T_i²</text:p>
          </table:table-cell>
          <table:table-cell/>
          <table:table-cell office:value-type="string" calcext:value-type="string">
            <text:p>SUM T_i * lam_i</text:p>
          </table:table-cell>
          <table:table-cell/>
          <table:table-cell office:value-type="string" calcext:value-type="string">
            <text:p>SUM T_i</text:p>
          </table:table-cell>
          <table:table-cell/>
          <table:table-cell office:value-type="string" calcext:value-type="string">
            <text:p>SUM lam_i</text:p>
          </table:table-cell>
          <table:table-cell/>
          <table:table-cell office:value-type="string" calcext:value-type="string">
            <text:p>SUM T_i²</text:p>
          </table:table-cell>
          <table:table-cell/>
          <table:table-cell office:value-type="string" calcext:value-type="string">
            <text:p>(SUM T_i)²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formula="of:=[.A9]^2" office:value-type="float" office:value="95.4529" calcext:value-type="float">
            <text:p>95.4529</text:p>
          </table:table-cell>
          <table:table-cell/>
          <table:table-cell table:formula="of:=[.A9]*[.C9]" office:value-type="float" office:value="202.239" calcext:value-type="float">
            <text:p>202.239</text:p>
          </table:table-cell>
          <table:table-cell table:number-columns-repeated="7"/>
          <table:table-cell office:value-type="string" calcext:value-type="string">
            <text:p>(SUM T_i)(SUM lam_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SUM T_i)²</text:p>
          </table:table-cell>
          <table:table-cell/>
          <table:table-cell office:value-type="string" calcext:value-type="string">
            <text:p>(SUM T_i)(SUM lam_i)</text:p>
          </table:table-cell>
          <table:table-cell table:number-columns-repeated="7"/>
          <table:table-cell table:style-name="ce5" table:formula="of:=[.A9]*[.L9]+[.C9]*[.J9]" office:value-type="float" office:value="6.7886" calcext:value-type="float">
            <text:p>6.788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ADOR</text:p>
          </table:table-cell>
          <table:table-cell/>
          <table:table-cell office:value-type="string" calcext:value-type="string">
            <text:p>DENOMINADOR</text:p>
          </table:table-cell>
          <table:table-cell table:number-columns-repeated="4"/>
          <table:table-cell office:value-type="string" calcext:value-type="string">
            <text:p>NUMERADOR:</text:p>
          </table:table-cell>
          <table:table-cell/>
          <table:table-cell office:value-type="string" calcext:value-type="string">
            <text:p>DENOMINADOR</text:p>
          </table:table-cell>
          <table:table-cell table:number-columns-repeated="6"/>
        </table:table-row>
        <table:table-row table:style-name="ro1">
          <table:table-cell table:formula="of:=5*[.E9]-[.A9]*[.C9]" office:value-type="float" office:value="9.68850000000003" calcext:value-type="float">
            <text:p>9.68850000000003</text:p>
          </table:table-cell>
          <table:table-cell/>
          <table:table-cell table:formula="of:=5*[.F9]-[.A12]" office:value-type="float" office:value="4.2426" calcext:value-type="float">
            <text:p>4.2426</text:p>
          </table:table-cell>
          <table:table-cell table:number-columns-repeated="4"/>
          <table:table-cell table:formula="of:=5*[.H9]+[.K13]" office:value-type="float" office:value="13.7101" calcext:value-type="float">
            <text:p>13.7101</text:p>
          </table:table-cell>
          <table:table-cell/>
          <table:table-cell table:formula="of:=5*[.N9]+[.P9]" office:value-type="float" office:value="4.885" calcext:value-type="float">
            <text:p>4.88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CIENTE</text:p>
          </table:table-cell>
          <table:table-cell table:number-columns-repeated="6"/>
          <table:table-cell office:value-type="string" calcext:value-type="string">
            <text:p>INCERTIDUMBRE TOTAL:</text:p>
          </table:table-cell>
          <table:table-cell table:number-columns-repeated="7"/>
        </table:table-row>
        <table:table-row table:style-name="ro1">
          <table:table-cell/>
          <table:table-cell table:formula="of:=[.A16]/[.C16]" office:value-type="float" office:value="2.28362324989394" calcext:value-type="float">
            <text:p>2.28362324989394</text:p>
          </table:table-cell>
          <table:table-cell table:number-columns-repeated="6"/>
          <table:table-cell table:formula="of:=[.H16]/[.C16]+[.A16]*[.J16]/([.C16]^2)" office:value-type="float" office:value="5.8609342327186" calcext:value-type="float">
            <text:p>5.8609342327186</text:p>
          </table:table-cell>
          <table:table-cell table:number-columns-repeated="7"/>
        </table:table-row>
        <table:table-row table:style-name="ro1">
          <table:table-cell table:style-name="ce11"/>
          <table:table-cell table:style-name="ce13" table:number-columns-repeated="2"/>
          <table:table-cell table:style-name="ce16" table:number-columns-repeated="3"/>
          <table:table-cell/>
          <table:table-cell table:style-name="ce11"/>
          <table:table-cell table:style-name="ce13" table:number-columns-repeated="7"/>
          <table:table-cell table:style-name="ce16"/>
        </table:table-row>
        <table:table-row table:style-name="ro1">
          <table:table-cell table:style-name="Default"/>
          <table:table-cell table:style-name="ce5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(x+dx)(y+dy)=xy+ydx+xdy</text:p>
          </table:table-cell>
          <table:table-cell/>
          <table:table-cell table:style-name="Default"/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3:29:33.9959788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21:11:16.595289050</meta:creation-date>
    <dc:date>2022-02-21T13:51:40.761635457</dc:date>
    <meta:editing-duration>PT2H26M45S</meta:editing-duration>
    <meta:editing-cycles>12</meta:editing-cycles>
    <meta:generator>LibreOffice/7.3.0.3$Linux_X86_64 LibreOffice_project/30$Build-3</meta:generator>
    <meta:document-statistic meta:table-count="3" meta:cell-count="177" meta:object-count="0"/>
    <meta:user-defined meta:name=""/>
  </office:meta>
</office:document-meta>
</file>